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c52d0" officeooo:paragraph-rsid="001c52d0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e3315" officeooo:paragraph-rsid="001e3315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text-properties fo:font-variant="normal" fo:text-transform="none" fo:color="#000000" fo:letter-spacing="normal" fo:font-style="normal" fo:font-weight="normal" officeooo:paragraph-rsid="00218719" style:font-style-asian="normal" style:font-weight-asian="normal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fo:font-style="normal" fo:font-weight="normal" officeooo:rsid="001c52d0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1f22c5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20976e" style:font-style-asian="normal" style:font-weight-asian="normal"/>
    </style:style>
    <style:style style:name="T5" style:family="text">
      <style:text-properties officeooo:rsid="001f79fb"/>
    </style:style>
    <style:style style:name="T6" style:family="text">
      <style:text-properties officeooo:rsid="00209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18th of August 2020 under the 20th PA Meeting.</text:p>
      <text:p text:style-name="P1"/>
      <text:p text:style-name="P1">The Assembly, recognising the current situation,</text:p>
      <text:p text:style-name="P1"/>
      <text:p text:style-name="P5"><text:span text:style-name="T1">Constitutes th</text:span><text:span text:style-name="T2">at new players may only be taught a neutral point of view and given only facts about the server </text:span><text:span text:style-name="T4">and may not be misled </text:span><text:span text:style-name="T3">during introduction.</text:span></text:p>
      <text:p text:style-name="P1"/>
      <text:p text:style-name="P1">And proceeds.</text:p>
      <text:p text:style-name="P1"/>
      <text:p text:style-name="P1">Signed by,</text:p>
      <text:p text:style-name="P1">yoran</text:p>
      <text:p text:style-name="P2">RedPanda</text:p>
      <text:p text:style-name="P3"><text:span text:style-name="T5">T</text:span>sarsteven</text:p>
      <text:p text:style-name="P1"/>
      <text:p text:style-name="P1"/>
      <text:p text:style-name="P1"/>
      <text:p text:style-name="P6">[Motion as: 20-3: “New players may only be introduced to the server with facts and given an neutral view of the server <text:span text:style-name="T6">and may not be misled</text:span>”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18T19:07:21.755456542</dc:date>
    <meta:editing-duration>PT32M33S</meta:editing-duration>
    <meta:editing-cycles>6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9" meta:word-count="82" meta:character-count="474" meta:non-whitespace-character-count="401"/>
  </office:meta>
</office:document-meta>
</file>